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01cm" svg:stroke-color="#0078aa" draw:fill="none" draw:fill-color="#ffffff" fo:padding-top="-0.049cm" fo:padding-bottom="-0.049cm" fo:padding-left="-0.049cm" fo:padding-right="-0.049cm"/>
    </style:style>
    <style:style style:name="gr2" style:family="graphic" style:parent-style-name="standard">
      <style:graphic-properties svg:stroke-width="0.08cm" svg:stroke-color="#aae6ff" draw:fill="none" draw:fill-color="#ffffff" fo:padding-top="-0.01cm" fo:padding-bottom="-0.01cm" fo:padding-left="-0.01cm" fo:padding-right="-0.01cm"/>
    </style:style>
    <style:style style:name="gr3" style:family="graphic" style:parent-style-name="standard">
      <style:graphic-properties draw:stroke="none" svg:stroke-width="0.08cm" draw:fill-color="#00b4ff"/>
    </style:style>
    <style:style style:name="gr4" style:family="graphic" style:parent-style-name="standard">
      <style:graphic-properties svg:stroke-width="0.001cm" svg:stroke-color="#aae6ff" draw:fill="none" draw:fill-color="#ffffff" fo:padding-top="-0.049cm" fo:padding-bottom="-0.049cm" fo:padding-left="-0.049cm" fo:padding-right="-0.049cm"/>
    </style:style>
    <style:style style:name="gr5" style:family="graphic" style:parent-style-name="standard">
      <style:graphic-properties draw:stroke="none" svg:stroke-width="0.001cm" draw:fill-color="#0096d4"/>
    </style:style>
    <style:style style:name="gr6" style:family="graphic" style:parent-style-name="standard">
      <style:graphic-properties draw:stroke="none" svg:stroke-width="0.001cm" draw:fill-color="#005a80"/>
    </style:style>
    <style:style style:name="gr7" style:family="graphic" style:parent-style-name="standard">
      <style:graphic-properties draw:stroke="none" svg:stroke-width="0.001cm" draw:fill-color="#000000"/>
    </style:style>
    <style:style style:name="gr8" style:family="graphic" style:parent-style-name="standard">
      <style:graphic-properties svg:stroke-width="0.001cm" svg:stroke-color="#000000" draw:fill="none" draw:fill-color="#ffffff" fo:padding-top="-0.049cm" fo:padding-bottom="-0.049cm" fo:padding-left="-0.049cm" fo:padding-right="-0.049cm"/>
    </style:style>
    <style:style style:name="gr9" style:family="graphic" style:parent-style-name="standard">
      <style:graphic-properties draw:stroke="none" svg:stroke-width="0.001cm" draw:fill-color="#00b4ff"/>
    </style:style>
    <style:style style:name="gr10" style:family="graphic" style:parent-style-name="standard">
      <style:graphic-properties draw:stroke="none" svg:stroke-width="0.001cm" draw:fill-color="#ffffff"/>
    </style:style>
    <style:style style:name="gr11" style:family="graphic" style:parent-style-name="standard">
      <style:graphic-properties svg:stroke-width="0.001cm" svg:stroke-color="#003c55" draw:fill="none" draw:fill-color="#ffffff" fo:padding-top="-0.049cm" fo:padding-bottom="-0.049cm" fo:padding-left="-0.049cm" fo:padding-right="-0.049cm"/>
    </style:style>
    <style:style style:name="gr12" style:family="graphic" style:parent-style-name="standard">
      <style:graphic-properties svg:stroke-width="0.001cm" svg:stroke-color="#cf0e30" draw:fill="none" draw:fill-color="#ffffff" fo:padding-top="-0.049cm" fo:padding-bottom="-0.049cm" fo:padding-left="-0.049cm" fo:padding-right="-0.049cm"/>
    </style:style>
    <style:style style:name="gr13" style:family="graphic" style:parent-style-name="standard">
      <style:graphic-properties draw:stroke="none" svg:stroke-width="0.001cm" draw:fill-color="#0078aa"/>
    </style:style>
  </office:automatic-styles>
  <office:body>
    <office:drawing>
      <draw:page draw:name="page1" draw:style-name="dp1" draw:master-page-name="Default">
        <draw:g>
          <draw:glue-point draw:id="4" svg:x="-2.989cm" svg:y="-5cm"/>
          <draw:glue-point draw:id="5" svg:x="3.554cm" svg:y="-5cm"/>
          <draw:glue-point draw:id="6" svg:x="0.283cm" svg:y="-5cm"/>
          <draw:glue-point draw:id="7" svg:x="-5cm" svg:y="5cm"/>
          <draw:glue-point draw:id="8" svg:x="2.113cm" svg:y="5cm"/>
          <draw:glue-point draw:id="9" svg:x="-1.444cm" svg:y="5cm"/>
          <draw:glue-point draw:id="10" svg:x="5cm" svg:y="3.633cm"/>
          <draw:glue-point draw:id="11" svg:x="0.217cm" svg:y="0.519cm"/>
          <draw:polyline draw:style-name="gr1" draw:layer="layout" svg:width="0.506cm" svg:height="0.313cm" svg:x="1.754cm" svg:y="1.429cm" svg:viewBox="0 0 507 314" draw:points="469,314 476,305 482,295 487,285 492,275 496,265 500,255 503,245 504,234 506,224 507,214 507,203 506,192 504,182 503,172 500,162 496,151 492,142 487,131 482,122 476,113 469,103 462,94 454,86 446,77 437,69 428,62 418,54 408,48 397,41 386,35 374,29 362,24 350,20 337,15 324,11 311,8 298,5 284,3 271,2 257,0 243,0 229,0 216,0 202,1 188,2 175,5 161,7 148,10 135,13 123,17 110,22 98,26 86,32 75,38 63,44 53,51 43,58 33,65 24,74 15,82 7,90 0,99">
            <text:p/>
          </draw:polyline>
          <draw:polyline draw:style-name="gr2" draw:layer="layout" svg:width="0.485cm" svg:height="0.294cm" svg:x="1.763cm" svg:y="1.44cm" svg:viewBox="0 0 486 295" draw:points="451,295 457,286 463,277 468,268 472,258 476,249 479,239 482,229 484,220 485,210 486,200 486,190 485,180 483,170 481,160 478,151 475,141 471,132 466,122 461,114 456,104 448,96 442,87 434,79 426,71 418,65 409,57 399,50 389,43 378,38 368,32 356,27 345,22 333,17 321,14 309,10 296,7 284,5 270,3 258,1 245,0 231,0 218,0 205,0 192,1 179,3 166,5 153,7 140,10 128,13 116,17 104,21 93,26 81,31 71,37 60,43 50,50 40,56 32,63 22,71 14,78 7,86 0,95">
            <text:p/>
          </draw:polyline>
          <draw:polygon draw:style-name="gr3" draw:layer="layout" svg:width="1.714cm" svg:height="0.191cm" svg:x="0.297cm" svg:y="1.226cm" svg:viewBox="0 0 1715 192" draw:points="0,192 202,0 1715,0 1512,192">
            <text:p/>
          </draw:polygon>
          <draw:polygon draw:style-name="gr4" draw:layer="layout" svg:width="1.714cm" svg:height="0.191cm" svg:x="0.297cm" svg:y="1.226cm" svg:viewBox="0 0 1715 192" draw:points="0,192 202,0 1715,0 1512,192">
            <text:p/>
          </draw:polygon>
          <draw:polygon draw:style-name="gr5" draw:layer="layout" svg:width="1.512cm" svg:height="0.286cm" svg:x="0.297cm" svg:y="1.417cm" svg:viewBox="0 0 1513 287" draw:points="0,0 1513,0 1513,287 0,287">
            <text:p/>
          </draw:polygon>
          <draw:polygon draw:style-name="gr4" draw:layer="layout" svg:width="1.512cm" svg:height="0.286cm" svg:x="0.297cm" svg:y="1.417cm" svg:viewBox="0 0 1513 287" draw:points="0,0 1513,0 1513,287 0,287">
            <text:p/>
          </draw:polygon>
          <draw:polygon draw:style-name="gr6" draw:layer="layout" svg:width="0.203cm" svg:height="0.477cm" svg:x="1.809cm" svg:y="1.226cm" svg:viewBox="0 0 204 478" draw:points="0,478 204,274 204,0 0,191">
            <text:p/>
          </draw:polygon>
          <draw:polygon draw:style-name="gr4" draw:layer="layout" svg:width="0.203cm" svg:height="0.477cm" svg:x="1.809cm" svg:y="1.226cm" svg:viewBox="0 0 204 478" draw:points="0,478 204,274 204,0 0,191">
            <text:p/>
          </draw:polygon>
          <draw:polygon draw:style-name="gr7" draw:layer="layout" svg:width="1.63cm" svg:height="0.155cm" svg:x="0.345cm" svg:y="1.226cm" svg:viewBox="0 0 1631 156" draw:points="0,156 154,0 1631,0 1476,156">
            <text:p/>
          </draw:polygon>
          <draw:polygon draw:style-name="gr8" draw:layer="layout" svg:width="1.63cm" svg:height="0.155cm" svg:x="0.345cm" svg:y="1.226cm" svg:viewBox="0 0 1631 156" draw:points="0,156 154,0 1631,0 1476,156">
            <text:p/>
          </draw:polygon>
          <draw:polygon draw:style-name="gr9" draw:layer="layout" svg:width="1.678cm" svg:height="0.155cm" svg:x="0.297cm" svg:y="0cm" svg:viewBox="0 0 1679 156" draw:points="0,156 167,0 1679,0 1512,156">
            <text:p/>
          </draw:polygon>
          <draw:polygon draw:style-name="gr4" draw:layer="layout" svg:width="1.678cm" svg:height="0.155cm" svg:x="0.297cm" svg:y="0cm" svg:viewBox="0 0 1679 156" draw:points="0,156 167,0 1679,0 1512,156">
            <text:p/>
          </draw:polygon>
          <draw:polygon draw:style-name="gr5" draw:layer="layout" svg:width="1.524cm" svg:height="1.202cm" svg:x="0.297cm" svg:y="0.155cm" svg:viewBox="0 0 1525 1203" draw:points="0,0 1525,0 1525,1203 0,1203">
            <text:p/>
          </draw:polygon>
          <draw:polygon draw:style-name="gr4" draw:layer="layout" svg:width="1.524cm" svg:height="1.202cm" svg:x="0.297cm" svg:y="0.155cm" svg:viewBox="0 0 1525 1203" draw:points="0,0 1525,0 1525,1203 0,1203">
            <text:p/>
          </draw:polygon>
          <draw:polygon draw:style-name="gr10" draw:layer="layout" svg:width="1.262cm" svg:height="0.929cm" svg:x="0.428cm" svg:y="0.31cm" svg:viewBox="0 0 1263 930" draw:points="0,0 1263,0 1263,930 0,930">
            <text:p/>
          </draw:polygon>
          <draw:polygon draw:style-name="gr11" draw:layer="layout" svg:width="1.261cm" svg:height="0.928cm" svg:x="0.428cm" svg:y="0.31cm" svg:viewBox="0 0 1262 929" draw:points="0,0 1262,0 1262,929 0,929">
            <text:p/>
          </draw:polygon>
          <draw:polygon draw:style-name="gr6" draw:layer="layout" svg:width="0.167cm" svg:height="1.346cm" svg:x="1.809cm" svg:y="0cm" svg:viewBox="0 0 168 1347" draw:points="0,1347 168,1179 168,0 0,154">
            <text:p/>
          </draw:polygon>
          <draw:polygon draw:style-name="gr4" draw:layer="layout" svg:width="0.167cm" svg:height="1.346cm" svg:x="1.809cm" svg:y="0cm" svg:viewBox="0 0 168 1347" draw:points="0,1347 168,1179 168,0 0,154">
            <text:p/>
          </draw:polygon>
          <draw:polygon draw:style-name="gr9" draw:layer="layout" svg:width="1.88cm" svg:height="0.298cm" svg:x="0cm" svg:y="1.643cm" svg:viewBox="0 0 1881 299" draw:points="0,299 237,0 1881,0 1642,299">
            <text:p/>
          </draw:polygon>
          <draw:polygon draw:style-name="gr4" draw:layer="layout" svg:width="1.88cm" svg:height="0.298cm" svg:x="0cm" svg:y="1.643cm" svg:viewBox="0 0 1881 299" draw:points="0,299 237,0 1881,0 1642,299">
            <text:p/>
          </draw:polygon>
          <draw:polygon draw:style-name="gr6" draw:layer="layout" svg:width="0.238cm" svg:height="0.357cm" svg:x="1.642cm" svg:y="1.643cm" svg:viewBox="0 0 239 358" draw:points="0,358 239,107 239,0 0,298">
            <text:p/>
          </draw:polygon>
          <draw:polygon draw:style-name="gr4" draw:layer="layout" svg:width="0.238cm" svg:height="0.357cm" svg:x="1.642cm" svg:y="1.643cm" svg:viewBox="0 0 239 358" draw:points="0,358 239,107 239,0 0,298">
            <text:p/>
          </draw:polygon>
          <draw:polygon draw:style-name="gr5" draw:layer="layout" svg:width="1.642cm" svg:height="0.059cm" svg:x="0cm" svg:y="1.941cm" svg:viewBox="0 0 1643 60" draw:points="0,0 1643,0 1643,60 0,60">
            <text:p/>
          </draw:polygon>
          <draw:polygon draw:style-name="gr4" draw:layer="layout" svg:width="1.642cm" svg:height="0.059cm" svg:x="0cm" svg:y="1.941cm" svg:viewBox="0 0 1643 60" draw:points="0,0 1643,0 1643,60 0,60">
            <text:p/>
          </draw:polygon>
          <draw:polygon draw:style-name="gr9" draw:layer="layout" svg:width="0.334cm" svg:height="0.178cm" svg:x="1.975cm" svg:y="1.727cm" svg:viewBox="0 0 335 179" draw:points="0,179 119,0 335,0 215,179">
            <text:p/>
          </draw:polygon>
          <draw:polygon draw:style-name="gr4" draw:layer="layout" svg:width="0.334cm" svg:height="0.178cm" svg:x="1.975cm" svg:y="1.727cm" svg:viewBox="0 0 335 179" draw:points="0,179 119,0 335,0 215,179">
            <text:p/>
          </draw:polygon>
          <draw:polygon draw:style-name="gr6" draw:layer="layout" svg:width="0.119cm" svg:height="0.238cm" svg:x="2.19cm" svg:y="1.727cm" svg:viewBox="0 0 120 239" draw:points="0,239 120,107 120,0 0,179">
            <text:p/>
          </draw:polygon>
          <draw:polygon draw:style-name="gr4" draw:layer="layout" svg:width="0.119cm" svg:height="0.238cm" svg:x="2.19cm" svg:y="1.727cm" svg:viewBox="0 0 120 239" draw:points="0,239 120,107 120,0 0,179">
            <text:p/>
          </draw:polygon>
          <draw:polygon draw:style-name="gr5" draw:layer="layout" svg:width="0.215cm" svg:height="0.06cm" svg:x="1.975cm" svg:y="1.905cm" svg:viewBox="0 0 216 61" draw:points="0,0 216,0 216,61 0,61">
            <text:p/>
          </draw:polygon>
          <draw:polygon draw:style-name="gr4" draw:layer="layout" svg:width="0.215cm" svg:height="0.06cm" svg:x="1.975cm" svg:y="1.905cm" svg:viewBox="0 0 216 61" draw:points="0,0 216,0 216,61 0,61">
            <text:p/>
          </draw:polygon>
          <draw:polyline draw:style-name="gr12" draw:layer="layout" svg:width="0.536cm" svg:height="0.083cm" svg:x="0.761cm" svg:y="0.536cm" svg:viewBox="0 0 537 84" draw:points="0,0 334,0 250,84 537,84">
            <text:p/>
          </draw:polyline>
          <draw:polyline draw:style-name="gr12" draw:layer="layout" svg:width="0.322cm" svg:height="0.441cm" svg:x="0.725cm" svg:y="0.536cm" svg:viewBox="0 0 323 442" draw:points="0,0 239,238 119,238 323,442">
            <text:p/>
          </draw:polyline>
          <draw:polyline draw:style-name="gr12" draw:layer="layout" svg:width="0.321cm" svg:height="0.441cm" svg:x="1.083cm" svg:y="0.536cm" svg:viewBox="0 0 322 442" draw:points="322,0 83,238 202,238 0,442">
            <text:p/>
          </draw:polyline>
          <draw:polygon draw:style-name="gr13" draw:layer="layout" svg:width="0.393cm" svg:height="0.13cm" svg:x="0.499cm" svg:y="0.56cm" svg:viewBox="0 0 394 131" draw:points="394,65 393,62 392,58 391,55 389,52 387,49 384,45 381,42 378,39 373,36 369,33 364,30 358,27 352,25 346,22 339,20 332,17 325,15 317,13 309,11 300,9 292,8 283,6 274,5 265,4 255,2 246,2 236,1 226,0 216,0 206,0 196,0 186,0 177,0 166,0 157,1 147,2 137,2 128,4 119,5 110,6 101,8 92,9 84,11 76,13 68,15 61,17 54,20 47,22 41,25 35,27 29,30 24,33 19,36 15,39 12,42 8,45 5,49 3,52 2,55 0,58 0,62 0,65 0,68 0,71 2,75 3,78 5,81 8,85 12,88 15,91 19,94 24,97 29,100 35,102 41,105 47,108 54,110 61,113 68,114 76,116 84,119 92,121 101,122 110,124 119,125 128,126 137,127 147,128 157,129 166,130 177,130 186,131 196,131 206,131 216,130 226,130 236,129 246,128 255,127 265,126 274,125 283,124 292,122 300,121 309,119 317,116 325,114 332,113 339,110 346,108 352,105 358,102 364,100 369,97 373,94 378,91 381,88 384,85 387,81 389,78 391,75 392,71 393,68">
            <text:p/>
          </draw:polygon>
          <draw:polygon draw:style-name="gr4" draw:layer="layout" svg:width="0.38cm" svg:height="0.119cm" svg:x="0.5cm" svg:y="0.56cm" svg:viewBox="0 0 381 120" draw:points="381,60 381,56 380,53 378,50 377,47 375,44 372,41 369,38 366,36 361,33 357,31 352,28 346,25 341,23 335,20 329,18 321,16 314,14 307,12 299,10 291,9 282,7 274,5 265,5 256,3 247,2 238,1 228,1 219,0 210,0 200,0 190,0 181,0 171,0 161,0 152,1 143,1 133,2 124,3 115,5 107,5 98,7 89,9 81,10 73,12 66,14 59,16 52,18 46,20 39,23 34,25 28,28 23,31 19,33 15,36 11,38 8,41 6,44 4,47 2,50 0,53 0,56 0,60 0,63 0,65 2,68 4,72 6,75 8,78 11,80 15,83 19,86 23,88 28,91 34,94 39,96 46,98 52,101 59,103 66,105 73,107 81,109 89,110 98,112 107,113 115,114 124,116 133,117 143,117 152,118 161,119 171,119 181,120 190,120 200,120 210,119 219,119 228,118 238,117 247,117 256,116 265,114 274,113 282,112 291,110 299,109 307,107 314,105 321,103 329,101 335,98 341,96 346,94 352,91 357,88 361,86 366,83 369,80 372,78 375,75 377,72 378,68 380,65 381,63">
            <text:p/>
          </draw:polygon>
          <draw:polygon draw:style-name="gr13" draw:layer="layout" svg:width="0.393cm" svg:height="0.095cm" svg:x="0.5cm" svg:y="0.536cm" svg:viewBox="0 0 394 96" draw:points="0,0 0,96 394,96 394,0">
            <text:p/>
          </draw:polygon>
          <draw:polygon draw:style-name="gr9" draw:layer="layout" svg:width="0.393cm" svg:height="0.131cm" svg:x="0.499cm" svg:y="0.464cm" svg:viewBox="0 0 394 132" draw:points="394,65 393,62 392,58 391,55 389,52 387,49 384,46 381,42 378,39 373,36 369,33 364,30 358,28 352,24 346,23 339,20 332,18 325,15 317,13 309,11 300,9 292,8 283,6 274,5 265,3 255,3 246,1 236,1 226,0 216,0 206,0 196,0 186,0 177,0 166,0 157,1 147,1 137,3 128,3 119,5 110,6 101,8 92,9 84,11 76,13 68,15 61,18 54,20 47,23 41,24 35,28 29,30 24,33 19,36 15,39 12,42 8,46 5,49 3,52 2,55 0,58 0,62 0,65 0,69 0,72 2,75 3,79 5,82 8,85 12,88 15,92 19,94 24,97 29,101 35,103 41,106 47,108 54,111 61,113 68,115 76,117 84,119 92,122 101,123 110,125 119,126 128,127 137,128 147,129 157,130 166,131 177,131 186,132 196,132 206,132 216,131 226,131 236,130 246,129 255,128 265,127 274,126 283,125 292,123 300,122 309,119 317,117 325,115 332,113 339,111 346,108 352,106 358,103 364,101 369,97 373,94 378,92 381,88 384,85 387,82 389,79 391,75 392,72 393,69">
            <text:p/>
          </draw:polygon>
          <draw:polygon draw:style-name="gr4" draw:layer="layout" svg:width="0.38cm" svg:height="0.119cm" svg:x="0.5cm" svg:y="0.464cm" svg:viewBox="0 0 381 120" draw:points="381,60 381,56 380,54 378,50 377,47 375,44 372,41 369,39 366,36 361,33 357,31 352,28 346,25 341,23 335,21 329,18 321,16 314,14 307,12 299,10 291,9 282,7 274,6 265,5 256,3 247,2 238,2 228,1 219,0 210,0 200,0 190,0 181,0 171,0 161,0 152,1 143,2 133,2 124,3 115,5 107,6 98,7 89,9 81,10 73,12 66,14 59,16 52,18 46,21 39,23 34,25 28,28 23,31 19,33 15,36 11,39 8,41 6,44 4,47 2,50 0,54 0,56 0,60 0,63 0,66 2,69 4,72 6,75 8,78 11,81 15,83 19,86 23,89 28,91 34,94 39,96 46,99 52,101 59,103 66,105 73,107 81,109 89,111 98,112 107,114 115,115 124,116 133,116 143,118 152,118 161,119 171,119 181,120 190,120 200,120 210,119 219,119 228,118 238,118 247,116 256,116 265,115 274,114 282,112 291,111 299,109 307,107 314,105 321,103 329,101 335,99 341,96 346,94 352,91 357,89 361,86 366,83 369,81 372,78 375,75 377,72 378,69 380,66 381,63">
            <text:p/>
          </draw:polygon>
          <draw:polygon draw:style-name="gr7" draw:layer="layout" svg:width="0.131cm" svg:height="0.036cm" svg:x="0.702cm" svg:y="0.488cm" svg:viewBox="0 0 132 37" draw:points="0,24 23,37 96,12 132,24 108,0 23,0 59,0">
            <text:p/>
          </draw:polygon>
          <draw:polygon draw:style-name="gr7" draw:layer="layout" svg:width="0.131cm" svg:height="0.047cm" svg:x="0.559cm" svg:y="0.536cm" svg:viewBox="0 0 132 48" draw:points="132,11 95,0 36,24 0,11 12,48 95,48 59,36">
            <text:p/>
          </draw:polygon>
          <draw:polygon draw:style-name="gr7" draw:layer="layout" svg:width="0.119cm" svg:height="0.048cm" svg:x="0.571cm" svg:y="0.476cm" svg:viewBox="0 0 120 49" draw:points="0,12 23,0 96,37 120,24 108,49 23,49 60,37">
            <text:p/>
          </draw:polygon>
          <draw:polygon draw:style-name="gr7" draw:layer="layout" svg:width="0.131cm" svg:height="0.047cm" svg:x="0.69cm" svg:y="0.536cm" svg:viewBox="0 0 132 48" draw:points="132,36 108,48 35,11 0,24 24,0 108,0 72,11">
            <text:p/>
          </draw:polygon>
          <draw:polygon draw:style-name="gr10" draw:layer="layout" svg:width="0.131cm" svg:height="0.036cm" svg:x="0.702cm" svg:y="0.488cm" svg:viewBox="0 0 132 37" draw:points="0,37 23,37 96,12 132,24 108,0 35,0 59,0">
            <text:p/>
          </draw:polygon>
          <draw:polygon draw:style-name="gr10" draw:layer="layout" svg:width="0.131cm" svg:height="0.047cm" svg:x="0.559cm" svg:y="0.536cm" svg:viewBox="0 0 132 48" draw:points="132,11 108,0 36,24 0,24 23,48 108,48 72,36">
            <text:p/>
          </draw:polygon>
          <draw:polygon draw:style-name="gr10" draw:layer="layout" svg:width="0.131cm" svg:height="0.036cm" svg:x="0.571cm" svg:y="0.488cm" svg:viewBox="0 0 132 37" draw:points="0,0 23,0 96,24 132,12 107,37 23,37 59,37">
            <text:p/>
          </draw:polygon>
          <draw:polygon draw:style-name="gr10" draw:layer="layout" svg:width="0.119cm" svg:height="0.047cm" svg:x="0.702cm" svg:y="0.536cm" svg:viewBox="0 0 120 48" draw:points="120,36 96,48 23,24 0,24 11,0 96,0 59,11">
            <text:p/>
          </draw:polygon>
          <draw:line draw:style-name="gr4" draw:layer="layout" svg:x1="0.5cm" svg:y1="0.524cm" svg:x2="0.5cm" svg:y2="0.62cm">
            <text:p/>
          </draw:line>
          <draw:line draw:style-name="gr4" draw:layer="layout" svg:x1="0.88cm" svg:y1="0.524cm" svg:x2="0.88cm" svg:y2="0.62cm">
            <text:p/>
          </draw:line>
          <draw:polygon draw:style-name="gr13" draw:layer="layout" svg:width="0.392cm" svg:height="0.13cm" svg:x="1.214cm" svg:y="0.56cm" svg:viewBox="0 0 393 131" draw:points="393,65 393,62 392,58 390,55 389,52 387,49 384,45 381,42 377,39 373,36 368,33 363,30 358,27 352,25 346,22 339,20 332,17 324,15 317,13 309,11 300,9 292,8 283,6 274,5 264,4 255,2 246,2 235,1 226,0 216,0 206,0 196,0 186,0 176,0 166,0 157,1 147,2 137,2 128,4 119,5 110,6 101,8 92,9 84,11 76,13 68,15 61,17 54,20 47,22 41,25 35,27 29,30 24,33 20,36 16,39 12,42 9,45 6,49 4,52 2,55 0,58 0,62 0,65 0,68 0,71 2,75 4,78 6,81 9,85 12,88 16,91 20,94 24,97 29,100 35,102 41,105 47,108 54,110 61,113 68,114 76,116 84,119 92,121 101,122 110,124 119,125 128,126 137,127 147,128 157,129 166,130 176,130 186,131 196,131 206,131 216,130 226,130 235,129 246,128 255,127 264,126 274,125 283,124 292,122 300,121 309,119 317,116 324,114 332,113 339,110 346,108 352,105 358,102 363,100 368,97 373,94 377,91 381,88 384,85 387,81 389,78 390,75 392,71 393,68">
            <text:p/>
          </draw:polygon>
          <draw:polygon draw:style-name="gr4" draw:layer="layout" svg:width="0.381cm" svg:height="0.119cm" svg:x="1.214cm" svg:y="0.56cm" svg:viewBox="0 0 382 120" draw:points="382,60 382,56 381,53 379,50 377,47 375,44 373,41 370,38 367,36 362,33 358,31 353,28 347,25 341,23 336,20 329,18 322,16 315,14 307,12 300,10 292,9 283,7 275,5 266,5 257,3 248,2 239,1 229,1 220,0 210,0 200,0 190,0 181,0 171,0 162,0 152,1 143,1 133,2 124,3 115,5 106,5 98,7 89,9 81,10 74,12 66,14 59,16 52,18 46,20 40,23 34,25 29,28 23,31 19,33 14,36 11,38 8,41 5,44 4,47 1,50 0,53 0,56 0,60 0,63 0,65 1,68 4,72 5,75 8,78 11,80 14,83 19,86 23,88 29,91 34,94 40,96 46,98 52,101 59,103 66,105 74,107 81,109 89,110 98,112 106,113 115,114 124,116 133,117 143,117 152,118 162,119 171,119 181,120 190,120 200,120 210,119 220,119 229,118 239,117 248,117 257,116 266,114 275,113 283,112 292,110 300,109 307,107 315,105 322,103 329,101 336,98 341,96 347,94 353,91 358,88 362,86 367,83 370,80 373,78 375,75 377,72 379,68 381,65 382,63">
            <text:p/>
          </draw:polygon>
          <draw:polygon draw:style-name="gr13" draw:layer="layout" svg:width="0.393cm" svg:height="0.095cm" svg:x="1.214cm" svg:y="0.536cm" svg:viewBox="0 0 394 96" draw:points="0,0 0,96 394,96 394,0">
            <text:p/>
          </draw:polygon>
          <draw:polygon draw:style-name="gr9" draw:layer="layout" svg:width="0.392cm" svg:height="0.131cm" svg:x="1.214cm" svg:y="0.464cm" svg:viewBox="0 0 393 132" draw:points="393,65 393,62 392,58 390,55 389,52 387,49 384,46 381,42 377,39 373,36 368,33 363,30 358,28 352,24 346,23 339,20 332,18 324,15 317,13 309,11 300,9 292,8 283,6 274,5 264,3 255,3 246,1 235,1 226,0 216,0 206,0 196,0 186,0 176,0 166,0 157,1 147,1 137,3 128,3 119,5 110,6 101,8 92,9 84,11 76,13 68,15 61,18 54,20 47,23 41,24 35,28 29,30 24,33 20,36 16,39 12,42 9,46 6,49 4,52 2,55 0,58 0,62 0,65 0,69 0,72 2,75 4,79 6,82 9,85 12,88 16,92 20,94 24,97 29,101 35,103 41,106 47,108 54,111 61,113 68,115 76,117 84,119 92,122 101,123 110,125 119,126 128,127 137,128 147,129 157,130 166,131 176,131 186,132 196,132 206,132 216,131 226,131 235,130 246,129 255,128 264,127 274,126 283,125 292,123 300,122 309,119 317,117 324,115 332,113 339,111 346,108 352,106 358,103 363,101 368,97 373,94 377,92 381,88 384,85 387,82 389,79 390,75 392,72 393,69">
            <text:p/>
          </draw:polygon>
          <draw:polygon draw:style-name="gr4" draw:layer="layout" svg:width="0.381cm" svg:height="0.119cm" svg:x="1.214cm" svg:y="0.464cm" svg:viewBox="0 0 382 120" draw:points="382,60 382,56 381,54 379,50 377,47 375,44 373,41 370,39 367,36 362,33 358,31 353,28 347,25 341,23 336,21 329,18 322,16 315,14 307,12 300,10 292,9 283,7 275,6 266,5 257,3 248,2 239,2 229,1 220,0 210,0 200,0 190,0 181,0 171,0 162,0 152,1 143,2 133,2 124,3 115,5 106,6 98,7 89,9 81,10 74,12 66,14 59,16 52,18 46,21 40,23 34,25 29,28 23,31 19,33 14,36 11,39 8,41 5,44 4,47 1,50 0,54 0,56 0,60 0,63 0,66 1,69 4,72 5,75 8,78 11,81 14,83 19,86 23,89 29,91 34,94 40,96 46,99 52,101 59,103 66,105 74,107 81,109 89,111 98,112 106,114 115,115 124,116 133,116 143,118 152,118 162,119 171,119 181,120 190,120 200,120 210,119 220,119 229,118 239,118 248,116 257,116 266,115 275,114 283,112 292,111 300,109 307,107 315,105 322,103 329,101 336,99 341,96 347,94 353,91 358,89 362,86 367,83 370,81 373,78 375,75 377,72 379,69 381,66 382,63">
            <text:p/>
          </draw:polygon>
          <draw:polygon draw:style-name="gr7" draw:layer="layout" svg:width="0.131cm" svg:height="0.036cm" svg:x="1.416cm" svg:y="0.488cm" svg:viewBox="0 0 132 37" draw:points="0,24 24,37 95,12 132,24 107,0 24,0 60,0">
            <text:p/>
          </draw:polygon>
          <draw:polygon draw:style-name="gr7" draw:layer="layout" svg:width="0.13cm" svg:height="0.047cm" svg:x="1.274cm" svg:y="0.536cm" svg:viewBox="0 0 131 48" draw:points="131,11 95,0 35,24 0,11 11,48 95,48 59,36">
            <text:p/>
          </draw:polygon>
          <draw:polygon draw:style-name="gr7" draw:layer="layout" svg:width="0.119cm" svg:height="0.048cm" svg:x="1.285cm" svg:y="0.476cm" svg:viewBox="0 0 120 49" draw:points="0,12 24,0 96,37 120,24 108,49 24,49 60,37">
            <text:p/>
          </draw:polygon>
          <draw:polygon draw:style-name="gr7" draw:layer="layout" svg:width="0.132cm" svg:height="0.047cm" svg:x="1.404cm" svg:y="0.536cm" svg:viewBox="0 0 133 48" draw:points="133,36 108,48 36,11 0,24 24,0 108,0 72,11">
            <text:p/>
          </draw:polygon>
          <draw:polygon draw:style-name="gr10" draw:layer="layout" svg:width="0.131cm" svg:height="0.036cm" svg:x="1.416cm" svg:y="0.488cm" svg:viewBox="0 0 132 37" draw:points="0,37 24,37 95,12 132,24 107,0 36,0 60,0">
            <text:p/>
          </draw:polygon>
          <draw:polygon draw:style-name="gr10" draw:layer="layout" svg:width="0.13cm" svg:height="0.047cm" svg:x="1.274cm" svg:y="0.536cm" svg:viewBox="0 0 131 48" draw:points="131,11 107,0 35,24 0,24 23,48 107,48 71,36">
            <text:p/>
          </draw:polygon>
          <draw:polygon draw:style-name="gr10" draw:layer="layout" svg:width="0.131cm" svg:height="0.036cm" svg:x="1.285cm" svg:y="0.488cm" svg:viewBox="0 0 132 37" draw:points="0,0 24,0 96,24 132,12 107,37 24,37 60,37">
            <text:p/>
          </draw:polygon>
          <draw:polygon draw:style-name="gr10" draw:layer="layout" svg:width="0.119cm" svg:height="0.047cm" svg:x="1.416cm" svg:y="0.536cm" svg:viewBox="0 0 120 48" draw:points="120,36 95,48 24,24 0,24 12,0 95,0 60,11">
            <text:p/>
          </draw:polygon>
          <draw:line draw:style-name="gr4" draw:layer="layout" svg:x1="1.214cm" svg:y1="0.524cm" svg:x2="1.214cm" svg:y2="0.62cm">
            <text:p/>
          </draw:line>
          <draw:line draw:style-name="gr4" draw:layer="layout" svg:x1="1.595cm" svg:y1="0.524cm" svg:x2="1.595cm" svg:y2="0.62cm">
            <text:p/>
          </draw:line>
          <draw:polygon draw:style-name="gr13" draw:layer="layout" svg:width="0.393cm" svg:height="0.13cm" svg:x="0.857cm" svg:y="0.964cm" svg:viewBox="0 0 394 131" draw:points="394,65 393,62 392,58 391,55 389,52 387,49 384,45 381,42 377,39 373,36 369,33 363,30 358,28 352,25 346,22 339,20 332,17 325,16 317,13 309,11 301,9 292,8 283,6 274,5 265,4 255,2 246,2 236,1 226,0 216,0 206,0 197,0 187,0 177,0 167,0 157,1 147,2 138,2 128,4 118,5 109,6 101,8 92,9 84,11 76,13 68,16 61,17 54,20 47,22 41,25 35,28 29,30 24,33 20,36 15,39 12,42 9,45 6,49 4,52 2,55 0,58 0,62 0,65 0,68 0,72 2,75 4,78 6,81 9,85 12,88 15,91 20,94 24,97 29,100 35,102 41,105 47,107 54,110 61,113 68,115 76,117 84,119 92,121 101,122 109,124 118,125 128,126 138,128 147,128 157,129 167,130 177,130 187,131 197,131 206,131 216,130 226,130 236,129 246,128 255,128 265,126 274,125 283,124 292,122 301,121 309,119 317,117 325,115 332,113 339,110 346,107 352,105 358,102 363,100 369,97 373,94 377,91 381,88 384,85 387,81 389,78 391,75 392,72 393,68">
            <text:p/>
          </draw:polygon>
          <draw:polygon draw:style-name="gr4" draw:layer="layout" svg:width="0.381cm" svg:height="0.119cm" svg:x="0.857cm" svg:y="0.964cm" svg:viewBox="0 0 382 120" draw:points="382,59 381,56 381,54 379,51 377,47 375,45 373,41 370,38 367,36 362,33 358,30 352,28 347,25 342,23 336,20 329,18 322,16 316,14 307,12 300,11 292,9 283,7 275,6 266,4 257,3 248,2 239,1 229,1 220,0 210,0 200,0 191,0 181,0 171,0 162,0 152,1 143,1 133,2 124,3 115,4 107,6 98,7 89,9 82,11 74,12 66,14 59,16 52,18 46,20 40,23 34,25 29,28 23,30 19,33 15,36 11,38 8,41 6,45 4,47 2,51 0,54 0,56 0,59 0,63 0,66 2,69 4,72 6,74 8,78 11,81 15,84 19,86 23,89 29,92 34,93 40,97 46,99 52,101 59,103 66,105 74,107 82,108 89,111 98,112 107,114 115,115 124,116 133,117 143,118 152,118 162,119 171,119 181,120 191,120 200,120 210,119 220,119 229,118 239,118 248,117 257,116 266,115 275,114 283,112 292,111 300,108 307,107 316,105 322,103 329,101 336,99 342,97 347,93 352,92 358,89 362,86 367,84 370,81 373,78 375,74 377,72 379,69 381,66 381,63">
            <text:p/>
          </draw:polygon>
          <draw:polygon draw:style-name="gr13" draw:layer="layout" svg:width="0.393cm" svg:height="0.095cm" svg:x="0.857cm" svg:y="0.94cm" svg:viewBox="0 0 394 96" draw:points="0,0 0,96 394,96 394,0">
            <text:p/>
          </draw:polygon>
          <draw:polygon draw:style-name="gr9" draw:layer="layout" svg:width="0.393cm" svg:height="0.131cm" svg:x="0.857cm" svg:y="0.868cm" svg:viewBox="0 0 394 132" draw:points="394,66 393,62 392,59 391,56 389,52 387,49 384,46 381,43 377,39 373,36 369,33 363,30 358,28 352,25 346,23 339,20 332,18 325,15 317,13 309,12 301,9 292,8 283,6 274,5 265,4 255,3 246,1 236,1 226,0 216,0 206,0 197,0 187,0 177,0 167,0 157,1 147,1 138,3 128,4 118,5 109,6 101,8 92,9 84,12 76,13 68,15 61,18 54,20 47,23 41,25 35,28 29,30 24,33 20,36 15,39 12,43 9,46 6,49 4,52 2,56 0,59 0,62 0,66 0,69 0,72 2,75 4,79 6,82 9,85 12,88 15,92 20,95 24,98 29,101 35,103 41,106 47,108 54,111 61,113 68,116 76,118 84,119 92,122 101,123 109,125 118,126 128,127 138,128 147,129 157,130 167,131 177,131 187,132 197,132 206,132 216,131 226,131 236,130 246,129 255,128 265,127 274,126 283,125 292,123 301,122 309,119 317,118 325,116 332,113 339,111 346,108 352,106 358,103 363,101 369,98 373,95 377,92 381,88 384,85 387,82 389,79 391,75 392,72 393,69">
            <text:p/>
          </draw:polygon>
          <draw:polygon draw:style-name="gr4" draw:layer="layout" svg:width="0.381cm" svg:height="0.119cm" svg:x="0.857cm" svg:y="0.869cm" svg:viewBox="0 0 382 120" draw:points="382,59 381,56 381,53 379,51 377,47 375,45 373,41 370,38 367,36 362,33 358,30 352,28 347,25 342,22 336,21 329,18 322,16 316,14 307,12 300,10 292,9 283,7 275,6 266,5 257,3 248,2 239,2 229,1 220,1 210,0 200,0 191,0 181,0 171,0 162,1 152,1 143,2 133,2 124,3 115,5 107,6 98,7 89,9 82,10 74,12 66,14 59,16 52,18 46,21 40,22 34,25 29,28 23,30 19,33 15,36 11,38 8,41 6,45 4,47 2,51 0,53 0,56 0,59 0,63 0,66 2,68 4,72 6,74 8,78 11,81 15,83 19,86 23,89 29,92 34,94 40,96 46,98 52,101 59,103 66,105 74,107 82,108 89,110 98,112 107,113 115,115 124,116 133,116 143,118 152,118 162,119 171,119 181,120 191,120 200,120 210,119 220,119 229,118 239,118 248,116 257,116 266,115 275,113 283,112 292,110 300,108 307,107 316,105 322,103 329,101 336,98 342,96 347,94 352,92 358,89 362,86 367,83 370,81 373,78 375,74 377,72 379,68 381,66 381,63">
            <text:p/>
          </draw:polygon>
          <draw:polygon draw:style-name="gr7" draw:layer="layout" svg:width="0.131cm" svg:height="0.036cm" svg:x="1.059cm" svg:y="0.893cm" svg:viewBox="0 0 132 37" draw:points="0,24 24,37 95,12 132,24 108,0 24,0 60,0">
            <text:p/>
          </draw:polygon>
          <draw:polygon draw:style-name="gr7" draw:layer="layout" svg:width="0.131cm" svg:height="0.048cm" svg:x="0.916cm" svg:y="0.94cm" svg:viewBox="0 0 132 49" draw:points="132,12 96,0 35,24 0,12 12,49 96,49 60,37">
            <text:p/>
          </draw:polygon>
          <draw:polygon draw:style-name="gr7" draw:layer="layout" svg:width="0.119cm" svg:height="0.047cm" svg:x="0.928cm" svg:y="0.881cm" svg:viewBox="0 0 120 48" draw:points="0,11 23,0 95,35 120,24 108,48 23,48 59,35">
            <text:p/>
          </draw:polygon>
          <draw:polygon draw:style-name="gr7" draw:layer="layout" svg:width="0.131cm" svg:height="0.048cm" svg:x="1.047cm" svg:y="0.94cm" svg:viewBox="0 0 132 49" draw:points="132,37 107,49 36,12 0,24 24,0 107,0 72,12">
            <text:p/>
          </draw:polygon>
          <draw:polygon draw:style-name="gr10" draw:layer="layout" svg:width="0.131cm" svg:height="0.036cm" svg:x="1.059cm" svg:y="0.893cm" svg:viewBox="0 0 132 37" draw:points="0,37 24,37 95,12 132,24 108,0 36,0 60,0">
            <text:p/>
          </draw:polygon>
          <draw:polygon draw:style-name="gr10" draw:layer="layout" svg:width="0.131cm" svg:height="0.048cm" svg:x="0.916cm" svg:y="0.94cm" svg:viewBox="0 0 132 49" draw:points="132,12 107,0 35,24 0,24 24,49 107,49 72,37">
            <text:p/>
          </draw:polygon>
          <draw:polygon draw:style-name="gr10" draw:layer="layout" svg:width="0.13cm" svg:height="0.036cm" svg:x="0.928cm" svg:y="0.893cm" svg:viewBox="0 0 131 37" draw:points="0,0 23,0 95,24 131,12 107,37 23,37 59,37">
            <text:p/>
          </draw:polygon>
          <draw:polygon draw:style-name="gr10" draw:layer="layout" svg:width="0.119cm" svg:height="0.048cm" svg:x="1.059cm" svg:y="0.94cm" svg:viewBox="0 0 120 49" draw:points="120,37 95,49 24,24 0,24 12,0 95,0 60,12">
            <text:p/>
          </draw:polygon>
          <draw:line draw:style-name="gr4" draw:layer="layout" svg:x1="0.857cm" svg:y1="0.928cm" svg:x2="0.857cm" svg:y2="1.024cm">
            <text:p/>
          </draw:line>
          <draw:line draw:style-name="gr4" draw:layer="layout" svg:x1="1.237cm" svg:y1="0.928cm" svg:x2="1.237cm" svg:y2="1.024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iscoWorks workstation</dc:title>
    <meta:creation-date>2011-02-07T16:35:47</meta:creation-date>
    <meta:editing-duration>P0D</meta:editing-duration>
    <meta:editing-cycles>1</meta:editing-cycles>
    <meta:document-statistic meta:object-count="79"/>
    <meta:generator>OpenOffice.org/3.3$Linux OpenOffice.org_project/330m20$Build-9567</meta:generator>
  </office:meta>
</office:document-meta>
</file>